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381cm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07cm" svg:y1="2.397cm" svg:x2="10.271cm" svg:y2="2.397cm">
          <text:p/>
        </draw:line>
        <draw:frame draw:style-name="gr2" draw:text-style-name="P2" draw:layer="layout" svg:width="2.881cm" svg:height="0.797cm" svg:x="10.565cm" svg:y="1.981cm">
          <draw:text-box>
            <text:p><text:span text:style-name="T1">is-a</text:span></text:p>
          </draw:text-box>
        </draw:frame>
        <draw:line draw:style-name="gr3" draw:text-style-name="P1" draw:layer="layout" svg:x1="6.199cm" svg:y1="3.098cm" svg:x2="10.263cm" svg:y2="3.098cm">
          <text:p/>
        </draw:line>
        <draw:frame draw:style-name="gr2" draw:text-style-name="P2" draw:layer="layout" svg:width="5.612cm" svg:height="0.797cm" svg:x="10.557cm" svg:y="2.682cm">
          <draw:text-box>
            <text:p><text:span text:style-name="T1">implements (an interfac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4:33:48.702195696</meta:creation-date>
    <dc:date>2018-10-02T19:51:08.604717596</dc:date>
    <meta:editing-duration>PT6M</meta:editing-duration>
    <meta:editing-cycles>3</meta:editing-cycles>
    <meta:generator>LibreOffice/5.1.6.2$Linux_X86_64 LibreOffice_project/10m0$Build-2</meta:generator>
    <meta:document-statistic meta:object-count="4"/>
  </office:meta>
</office:document-meta>
</file>